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ec9804" draw:marker-start="" draw:marker-start-width="0.289cm" draw:marker-start-center="false" draw:marker-end="" draw:marker-end-width="0.289cm" draw:marker-end-center="false" draw:fill="solid" draw:fill-color="#99ccff" draw:textarea-horizontal-align="center" draw:textarea-vertical-align="middle" fo:padding-top="0.136cm" fo:padding-bottom="0.136cm" fo:padding-left="0.261cm" fo:padding-right="0.261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dash" draw:stroke-dash="Dashed_20__28_var_29__20_317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dash" draw:stroke-dash="Dashed_20__28_var_29__20_317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ec9804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3cm" svg:stroke-color="#68a224" draw:marker-start="" draw:marker-start-width="0.349cm" draw:marker-start-center="false" draw:marker-end="" draw:marker-end-width="0.349cm" draw:marker-end-center="false" draw:fill="solid" draw:fill-color="#0000ff" draw:opacity="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318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283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draw:stroke-dash="Dashed_20__28_var_29__20_318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2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none" draw:stroke-dash="Dashed_20__28_var_29__20_318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26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none" draw:stroke-dash="Dashed_20__28_var_29__20_318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21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none" draw:stroke-dash="Dashed_20__28_var_29__20_318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8cm" fo:min-width="0.20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0000ff" draw:opacity="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1.011cm" svg:y1="14.787cm" svg:x2="10.907cm" svg:y2="14.701cm">
              <text:p/>
            </draw:line>
            <draw:line draw:style-name="gr1" draw:text-style-name="P1" draw:layer="layout" svg:x1="10.998cm" svg:y1="14.6cm" svg:x2="10.912cm" svg:y2="14.701cm">
              <text:p/>
            </draw:line>
          </draw:g>
          <draw:g>
            <draw:line draw:style-name="gr2" draw:text-style-name="P2" draw:layer="layout" svg:x1="10.422cm" svg:y1="14.182cm" svg:x2="9.293cm" svg:y2="16.059cm">
              <text:p/>
            </draw:line>
            <draw:line draw:style-name="gr2" draw:text-style-name="P2" draw:layer="layout" svg:x1="9.293cm" svg:y1="16.06cm" svg:x2="12.898cm" svg:y2="15.944cm">
              <text:p/>
            </draw:line>
            <draw:line draw:style-name="gr2" draw:text-style-name="P2" draw:layer="layout" svg:x1="10.422cm" svg:y1="14.182cm" svg:x2="12.899cm" svg:y2="15.942cm">
              <text:p/>
            </draw:line>
            <draw:line draw:style-name="gr3" draw:text-style-name="P2" draw:layer="layout" svg:x1="10.42cm" svg:y1="14.189cm" svg:x2="10.916cm" svg:y2="16.486cm">
              <text:p/>
            </draw:line>
            <draw:line draw:style-name="gr4" draw:text-style-name="P2" draw:layer="layout" svg:x1="12.896cm" svg:y1="15.937cm" svg:x2="9.52cm" svg:y2="14.939cm">
              <text:p/>
            </draw:line>
            <draw:line draw:style-name="gr5" draw:text-style-name="P2" draw:layer="layout" svg:x1="10.656cm" svg:y1="15.271cm" svg:x2="11.108cm" svg:y2="14.671cm">
              <text:p/>
            </draw:line>
            <draw:ellipse draw:style-name="gr6" draw:text-style-name="P3" draw:layer="layout" svg:width="1.532cm" svg:height="1.489cm" svg:x="9.891cm" svg:y="14.526cm">
              <text:p/>
            </draw:ellipse>
          </draw:g>
          <draw:frame draw:style-name="gr7" draw:text-style-name="P5" draw:layer="layout" svg:width="0.283cm" svg:height="0.38cm" svg:x="10.28cm" svg:y="13.789cm">
            <draw:text-box>
              <text:p text:style-name="P4"><text:span text:style-name="T1">M</text:span></text:p>
            </draw:text-box>
          </draw:frame>
          <draw:frame draw:style-name="gr8" draw:text-style-name="P5" draw:layer="layout" svg:width="0.225cm" svg:height="0.38cm" svg:x="8.991cm" svg:y="15.997cm">
            <draw:text-box>
              <text:p text:style-name="P4"><text:span text:style-name="T1">R</text:span></text:p>
            </draw:text-box>
          </draw:frame>
          <draw:frame draw:style-name="gr9" draw:text-style-name="P5" draw:layer="layout" svg:width="0.262cm" svg:height="0.38cm" svg:x="10.335cm" svg:y="15.307cm">
            <draw:text-box>
              <text:p text:style-name="P4"><text:span text:style-name="T1">O</text:span></text:p>
            </draw:text-box>
          </draw:frame>
          <draw:frame draw:style-name="gr10" draw:text-style-name="P5" draw:layer="layout" svg:width="0.212cm" svg:height="0.38cm" svg:x="11.102cm" svg:y="14.314cm">
            <draw:text-box>
              <text:p text:style-name="P4"><text:span text:style-name="T1">K</text:span></text:p>
            </draw:text-box>
          </draw:frame>
          <draw:frame draw:style-name="gr11" draw:text-style-name="P5" draw:layer="layout" svg:width="0.204cm" svg:height="0.38cm" svg:x="12.958cm" svg:y="15.826cm">
            <draw:text-box>
              <text:p text:style-name="P4"><text:span text:style-name="T1">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178" draw:display-name="Dashed (var) 3178" draw:style="rect" draw:dots1="1" draw:dots1-length="0.029cm" draw:dots2="1" draw:dots2-length="0.029cm" draw:distance="0.029cm"/>
    <draw:stroke-dash draw:name="Dashed_20__28_var_29__20_3179" draw:display-name="Dashed (var) 3179" draw:style="rect" draw:dots1="1" draw:dots1-length="0.029cm" draw:dots2="1" draw:dots2-length="0.029cm" draw:distance="0.029cm"/>
    <draw:stroke-dash draw:name="Dashed_20__28_var_29__20_3180" draw:display-name="Dashed (var) 3180" draw:style="rect" draw:dots1="1" draw:dots1-length="0.001cm" draw:dots2="1" draw:dots2-length="0.001cm" draw:distance="0.001cm"/>
    <draw:stroke-dash draw:name="Dashed_20__28_var_29__20_3181" draw:display-name="Dashed (var) 3181" draw:style="rect" draw:dots1="1" draw:dots1-length="0.001cm" draw:dots2="1" draw:dots2-length="0.001cm" draw:distance="0.001cm"/>
    <draw:stroke-dash draw:name="Dashed_20__28_var_29__20_3182" draw:display-name="Dashed (var) 3182" draw:style="rect" draw:dots1="1" draw:dots1-length="0.001cm" draw:dots2="1" draw:dots2-length="0.001cm" draw:distance="0.001cm"/>
    <draw:stroke-dash draw:name="Dashed_20__28_var_29__20_3183" draw:display-name="Dashed (var) 3183" draw:style="rect" draw:dots1="1" draw:dots1-length="0.001cm" draw:dots2="1" draw:dots2-length="0.001cm" draw:distance="0.001cm"/>
    <draw:stroke-dash draw:name="Dashed_20__28_var_29__20_3184" draw:display-name="Dashed (var) 3184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19:47.894038849</meta:creation-date>
    <dc:date>2018-02-26T13:20:07.041967447</dc:date>
    <meta:editing-duration>PT19S</meta:editing-duration>
    <meta:editing-cycles>1</meta:editing-cycles>
    <meta:document-statistic meta:object-count="17"/>
    <meta:generator>LibreOffice/6.0.0.3$MacOSX_X86_64 LibreOffice_project/64a0f66915f38c6217de274f0aa8e15618924765</meta:generator>
  </office:meta>
</office:document-meta>
</file>